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4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1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4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2cm" svg:stroke-color="#b84700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b84700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svg:stroke-color="#b84700" draw:marker-start="Arrowheads_20_2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ff950e" draw:marker-start="" draw:marker-start-width="0.5cm" draw:marker-end="Arrowheads_20_1" draw:marker-end-width="0.5cm" draw:fill="solid" draw:fill-color="#ff950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2cm" svg:stroke-color="#cfe7f5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2.571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P4" style:family="paragraph">
      <style:paragraph-properties fo:text-align="center"/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777cm" svg:height="2.647cm" draw:transform="rotate (1.57847577550367) translate (17.453cm 19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5.515cm" svg:height="3.949cm" draw:transform="rotate (-1.57795217672807) translate (23.3cm 4.385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3.7cm" svg:height="2.2cm" svg:x="20.9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597cm" svg:height="1.062cm" svg:x="20.9cm" svg:y="13.4cm">
          <draw:text-box>
            <text:p>Condenser</text:p>
          </draw:text-box>
        </draw:frame>
        <draw:line draw:style-name="gr4" draw:text-style-name="P1" draw:layer="layout" svg:x1="3.8cm" svg:y1="5.545cm" svg:x2="3.8cm" svg:y2="3.2cm">
          <text:p/>
        </draw:line>
        <draw:line draw:style-name="gr5" draw:text-style-name="P1" draw:layer="layout" svg:x1="19.3cm" svg:y1="12.011cm" svg:x2="17.201cm" svg:y2="12cm">
          <text:p/>
        </draw:line>
        <draw:line draw:style-name="gr6" draw:text-style-name="P1" draw:layer="layout" svg:x1="19.3cm" svg:y1="19.701cm" svg:x2="19.3cm" svg:y2="18.4cm">
          <text:p/>
        </draw:line>
        <draw:custom-shape draw:style-name="gr7" draw:text-style-name="P1" draw:layer="layout" svg:width="1.929cm" svg:height="2.2cm" svg:x="23.4cm" svg:y="6.1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1.281cm" svg:height="1.171cm" svg:x="0.8cm" svg:y="11.2cm">
          <draw:text-box>
            <text:p>Q<text:span text:style-name="T1">in</text:span></text:p>
          </draw:text-box>
        </draw:frame>
        <draw:frame draw:style-name="gr8" draw:layer="layout" svg:width="1.505cm" svg:height="1.171cm" svg:x="24.624cm" svg:y="14.8cm">
          <draw:text-box>
            <text:p>Q<text:span text:style-name="T1">out</text:span></text:p>
          </draw:text-box>
        </draw:frame>
        <draw:custom-shape draw:style-name="gr9" draw:text-style-name="P1" draw:layer="layout" svg:width="0.6cm" svg:height="1.6cm" draw:transform="rotate (-1.58301363155886) translate (2.214cm 10.641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cm" svg:height="1.171cm" svg:x="25.4cm" svg:y="6.8cm">
          <draw:text-box>
            <text:p><text:span text:style-name="T2">W</text:span><text:span text:style-name="T1">T</text:span></text:p>
          </draw:text-box>
        </draw:frame>
        <draw:frame draw:style-name="gr11" draw:text-style-name="P2" draw:layer="layout" svg:width="10.076cm" svg:height="1.925cm" svg:x="9.35cm" svg:y="0.45cm">
          <draw:text-box>
            <text:p><text:span text:style-name="T3">Regenerative Rankine Cycle</text:span></text:p>
            <text:p text:style-name="P1"><text:span text:style-name="T3">(Closed Feedwater Heaters)</text:span></text:p>
          </draw:text-box>
        </draw:frame>
        <draw:custom-shape draw:style-name="gr1" draw:text-style-name="P1" draw:layer="layout" svg:width="11.355cm" svg:height="3.327cm" draw:transform="rotate (1.57341432067289) translate (2.273cm 16.9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119cm" svg:height="0.962cm" svg:x="2.881cm" svg:y="10.6cm">
          <draw:text-box>
            <text:p>Boiler</text:p>
          </draw:text-box>
        </draw:frame>
        <draw:frame draw:style-name="gr12" draw:text-style-name="P3" draw:layer="layout" svg:width="1cm" svg:height="1.002cm" svg:x="12.2cm" svg:y="15.198cm">
          <draw:text-box>
            <text:p><text:span text:style-name="T4">6</text:span></text:p>
          </draw:text-box>
        </draw:frame>
        <draw:frame draw:style-name="gr13" draw:text-style-name="P3" draw:layer="layout" svg:width="1.2cm" svg:height="1.2cm" svg:x="11.2cm" svg:y="18.6cm">
          <draw:text-box>
            <text:p><text:span text:style-name="T4">4</text:span></text:p>
          </draw:text-box>
        </draw:frame>
        <draw:frame draw:style-name="gr13" draw:text-style-name="P3" draw:layer="layout" svg:width="1cm" svg:height="1.2cm" svg:x="22.9cm" svg:y="10cm">
          <draw:text-box>
            <text:p><text:span text:style-name="T4">5</text:span></text:p>
          </draw:text-box>
        </draw:frame>
        <draw:frame draw:style-name="gr8" draw:text-style-name="P1" draw:layer="layout" svg:width="2.623cm" svg:height="0.962cm" svg:x="20.177cm" svg:y="6.527cm">
          <draw:text-box>
            <text:p>Turbine</text:p>
          </draw:text-box>
        </draw:frame>
        <draw:line draw:style-name="gr4" draw:text-style-name="P1" draw:layer="layout" svg:x1="22.8cm" svg:y1="19.8cm" svg:x2="19.2cm" svg:y2="19.8cm">
          <text:p/>
        </draw:line>
        <draw:line draw:style-name="gr14" draw:text-style-name="P1" draw:layer="layout" svg:x1="20.6cm" svg:y1="5.4cm" svg:x2="20.6cm" svg:y2="3.2cm">
          <text:p/>
        </draw:line>
        <draw:frame draw:style-name="gr15" draw:text-style-name="P3" draw:layer="layout" svg:width="1cm" svg:height="1.3cm" svg:x="17.1cm" svg:y="6.8cm">
          <draw:text-box>
            <text:p><text:span text:style-name="T4">2</text:span></text:p>
          </draw:text-box>
        </draw:frame>
        <draw:frame draw:style-name="gr15" draw:text-style-name="P3" draw:layer="layout" svg:width="0.8cm" svg:height="1.3cm" svg:x="19.6cm" svg:y="3.3cm">
          <draw:text-box>
            <text:p><text:span text:style-name="T4">1</text:span></text:p>
          </draw:text-box>
        </draw:frame>
        <draw:line draw:style-name="gr4" draw:text-style-name="P1" draw:layer="layout" svg:x1="20.6cm" svg:y1="3.2cm" svg:x2="3.8cm" svg:y2="3.2cm">
          <text:p/>
        </draw:line>
        <draw:frame draw:style-name="gr16" draw:text-style-name="P1" draw:layer="layout" svg:width="2.686cm" svg:height="1.427cm" svg:x="17.314cm" svg:y="16.7cm">
          <draw:text-box>
            <text:p text:style-name="P1">Pump 1</text:p>
          </draw:text-box>
        </draw:frame>
        <draw:custom-shape draw:style-name="gr17" draw:text-style-name="P1" draw:layer="layout" svg:width="4.856cm" svg:height="3.344cm" draw:transform="rotate (1.57341432067289) translate (8.856cm 14.6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2.471cm" svg:height="1.673cm" svg:x="17.2cm" svg:y="9.927cm">
          <draw:text-box>
            <text:p text:style-name="P1">Closed</text:p>
            <text:p text:style-name="P1">FWH</text:p>
          </draw:text-box>
        </draw:frame>
        <draw:custom-shape draw:style-name="gr1" draw:text-style-name="P1" draw:layer="layout" svg:width="3.777cm" svg:height="2.647cm" draw:transform="rotate (1.57847577550367) translate (12.552cm 19.1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1" draw:layer="layout" svg:width="2.686cm" svg:height="1.427cm" svg:x="12.513cm" svg:y="16.8cm">
          <draw:text-box>
            <text:p text:style-name="P1">Pump 2</text:p>
          </draw:text-box>
        </draw:frame>
        <draw:line draw:style-name="gr14" draw:text-style-name="P1" draw:layer="layout" svg:x1="22.8cm" svg:y1="12.8cm" svg:x2="22.8cm" svg:y2="9.6cm">
          <text:p/>
        </draw:line>
        <draw:line draw:style-name="gr4" draw:text-style-name="P1" draw:layer="layout" svg:x1="19.3cm" svg:y1="16.003cm" svg:x2="19.3cm" svg:y2="12.011cm">
          <text:p/>
        </draw:line>
        <draw:line draw:style-name="gr4" draw:text-style-name="P1" draw:layer="layout" svg:x1="22.7cm" svg:y1="19.7cm" svg:x2="22.7cm" svg:y2="14.7cm">
          <text:p/>
        </draw:line>
        <draw:line draw:style-name="gr18" draw:text-style-name="P1" draw:layer="layout" svg:x1="15.568cm" svg:y1="8.192cm" svg:x2="19.312cm" svg:y2="8.2cm">
          <text:p/>
        </draw:line>
        <draw:line draw:style-name="gr19" draw:text-style-name="P1" draw:layer="layout" svg:x1="15.568cm" svg:y1="8.192cm" svg:x2="15.536cm" svg:y2="9.965cm">
          <text:p/>
        </draw:line>
        <draw:line draw:style-name="gr20" draw:text-style-name="P1" draw:layer="layout" svg:x1="14.8cm" svg:y1="16.135cm" svg:x2="14.8cm" svg:y2="14.6cm">
          <text:p/>
        </draw:line>
        <draw:line draw:style-name="gr18" draw:text-style-name="P1" draw:layer="layout" svg:x1="13.2cm" svg:y1="20cm" svg:x2="13.2cm" svg:y2="19cm">
          <text:p/>
        </draw:line>
        <draw:line draw:style-name="gr19" draw:text-style-name="P1" draw:layer="layout" svg:x1="10.3cm" svg:y1="19.8cm" svg:x2="10.3cm" svg:y2="14.665cm">
          <text:p/>
        </draw:line>
        <draw:line draw:style-name="gr21" draw:text-style-name="P1" draw:layer="layout" svg:x1="8.772cm" svg:y1="13.4cm" svg:x2="5.6cm" svg:y2="13.363cm">
          <text:p/>
        </draw:line>
        <draw:frame draw:style-name="gr15" draw:text-style-name="P3" draw:layer="layout" svg:width="1cm" svg:height="1.3cm" svg:x="15cm" svg:y="14.7cm">
          <draw:text-box>
            <text:p><text:span text:style-name="T4">3</text:span></text:p>
          </draw:text-box>
        </draw:frame>
        <draw:frame draw:style-name="gr15" draw:text-style-name="P4" draw:layer="layout" svg:width="0.863cm" svg:height="1.3cm" svg:x="18.137cm" svg:y="8.3cm">
          <draw:text-box>
            <text:p text:style-name="P1"><text:span text:style-name="T4">y</text:span></text:p>
          </draw:text-box>
        </draw:frame>
        <draw:frame draw:style-name="gr15" draw:text-style-name="P4" draw:layer="layout" svg:width="2.063cm" svg:height="1.3cm" svg:x="20.6cm" svg:y="11.5cm">
          <draw:text-box>
            <text:p text:style-name="P1"><text:span text:style-name="T4">(1- y)</text:span></text:p>
          </draw:text-box>
        </draw:frame>
        <draw:custom-shape draw:style-name="gr9" draw:text-style-name="P1" draw:layer="layout" svg:width="0.6cm" svg:height="1.6cm" draw:transform="rotate (-1.58301363155886) translate (26.2cm 13.62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796cm" svg:height="1.546cm" draw:transform="rotate (3.12501202569585) translate (16.898cm 18.127cm)">
          <text:p/>
          <draw:enhanced-geometry draw:mirror-horizontal="false" draw:mirror-vertical="false" draw:text-areas="4000 ?f1 ?f5 ?f2" draw:glue-points="0 10800 21600 10800 ?f0 0 ?f0 21600" draw:type="mso-spt100" draw:modifiers="11796.0621761658 8223.8982280781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796cm" svg:height="1.546cm" draw:transform="rotate (3.12501202569585) translate (21.985cm 18.198cm)">
          <text:p/>
          <draw:enhanced-geometry draw:mirror-horizontal="false" draw:mirror-vertical="false" draw:text-areas="4000 ?f1 ?f5 ?f2" draw:glue-points="0 10800 21600 10800 ?f0 0 ?f0 21600" draw:type="mso-spt100" draw:modifiers="11796.0621761658 8223.8982280781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layer="layout" svg:width="1.6cm" svg:height="1.171cm" svg:x="15.4cm" svg:y="18.029cm">
          <draw:text-box>
            <text:p><text:span text:style-name="T2">W</text:span><text:span text:style-name="T1">P2</text:span></text:p>
          </draw:text-box>
        </draw:frame>
        <draw:frame draw:style-name="gr10" draw:layer="layout" svg:width="1.6cm" svg:height="1.171cm" svg:x="20.8cm" svg:y="18.001cm">
          <draw:text-box>
            <text:p><text:span text:style-name="T2">W</text:span><text:span text:style-name="T1">P1</text:span></text:p>
          </draw:text-box>
        </draw:frame>
        <draw:custom-shape draw:style-name="gr22" draw:text-style-name="P1" draw:layer="layout" svg:width="4.856cm" svg:height="3.344cm" draw:transform="rotate (1.57341432067289) translate (13.856cm 14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13.843cm" svg:y1="12.068cm" svg:x2="12.202cm" svg:y2="12.057cm">
          <text:p/>
        </draw:line>
        <draw:line draw:style-name="gr18" draw:text-style-name="P1" draw:layer="layout" svg:x1="13.2cm" svg:y1="19.9cm" svg:x2="10.3cm" svg:y2="19.9cm">
          <text:p/>
        </draw:line>
        <draw:line draw:style-name="gr4" draw:text-style-name="P1" draw:layer="layout" svg:x1="17.2cm" svg:y1="12cm" svg:x2="13.7cm" svg:y2="12cm">
          <text:p/>
        </draw:line>
        <draw:frame draw:style-name="gr24" draw:text-style-name="P1" draw:layer="layout" svg:width="3.106cm" svg:height="1.873cm" svg:x="9.029cm" svg:y="7.927cm">
          <draw:text-box>
            <text:p text:style-name="P1">Mixing </text:p>
            <text:p text:style-name="P1">Chamber</text:p>
          </draw:text-box>
        </draw:frame>
        <draw:frame draw:style-name="gr13" draw:text-style-name="P3" draw:layer="layout" svg:width="1cm" svg:height="1.2cm" svg:x="22.9cm" svg:y="16.7cm">
          <draw:text-box>
            <text:p><text:span text:style-name="T4">6</text:span></text:p>
          </draw:text-box>
        </draw:frame>
        <draw:frame draw:style-name="gr13" draw:text-style-name="P3" draw:layer="layout" svg:width="1cm" svg:height="1.2cm" svg:x="18.4cm" svg:y="13.8cm">
          <draw:text-box>
            <text:p><text:span text:style-name="T4">7</text:span></text:p>
          </draw:text-box>
        </draw:frame>
        <draw:frame draw:style-name="gr13" draw:text-style-name="P3" draw:layer="layout" svg:width="1cm" svg:height="1.2cm" svg:x="12.6cm" svg:y="10.8cm">
          <draw:text-box>
            <text:p><text:span text:style-name="T4">8</text:span></text:p>
          </draw:text-box>
        </draw:frame>
        <draw:frame draw:style-name="gr13" draw:text-style-name="P3" draw:layer="layout" svg:width="1cm" svg:height="1.2cm" svg:x="6.8cm" svg:y="12.163cm">
          <draw:text-box>
            <text:p><text:span text:style-name="T4">9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4-12-28T20:37:07</dc:date>
    <dc:creator>Jeff Gomes</dc:creator>
    <meta:editing-duration>PT6H12M50S</meta:editing-duration>
    <meta:editing-cycles>11</meta:editing-cycles>
    <meta:generator>LibreOffice/3.5$Linux_X86_64 LibreOffice_project/350m1$Build-2</meta:generator>
    <meta:document-statistic meta:object-count="78"/>
  </office:meta>
</office:document-meta>
</file>